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6E992BBC0008CE08.png" manifest:media-type="image/png"/>
  <manifest:file-entry manifest:full-path="Pictures/10000000000003FB000002FE37610570A4CDC6F0.png" manifest:media-type="image/png"/>
  <manifest:file-entry manifest:full-path="Pictures/10000000000003FD000002FEFB8980B66352D1BA.png" manifest:media-type="image/png"/>
  <manifest:file-entry manifest:full-path="Pictures/10000000000003FD000002FED30246EFC81A36E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95cm"/>
      <style:paragraph-properties style:writing-mode="lr-tb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846cm"/>
      <style:paragraph-properties style:writing-mode="lr-tb"/>
    </style:style>
    <style:style style:name="gr5" style:family="graphic" style:parent-style-name="standard">
      <style:graphic-properties draw:stroke="none" draw:fill="none" fo:min-height="4.979cm"/>
      <style:paragraph-properties style:writing-mode="lr-tb"/>
    </style:style>
    <style:style style:name="pr1" style:family="presentation" style:parent-style-name="Forestbird3-title">
      <style:graphic-properties fo:min-height="3.506cm"/>
      <style:paragraph-properties style:writing-mode="lr-tb"/>
    </style:style>
    <style:style style:name="pr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ize="16pt" style:font-size-asian="22pt" style:font-size-complex="22pt"/>
    </style:style>
    <style:style style:name="T3" style:family="text">
      <style:text-properties fo:font-size="13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frame draw:style-name="gr1" draw:text-style-name="P1" draw:layer="layout" svg:width="24.4cm" svg:height="3.2cm" svg:x="1.8cm" svg:y="6.2cm">
          <draw:text-box>
            <text:p><text:span text:style-name="T1"><text:s/></text:span><text:span text:style-name="T1">// Create a progress dialog.</text:span></text:p>
            <text:p><text:span text:style-name="T1"><text:s text:c="4"/></text:span><text:span text:style-name="T1">QProgressDialog dialog;</text:span></text:p>
            <text:p><text:span text:style-name="T1"><text:s text:c="4"/></text:span><text:span text:style-name="T1">dialog.setLabelText(QString("Progressing using %1 thread(s)...").arg(QThread::idealThreadCount()));</text:span></text:p>
          </draw:text-box>
        </draw:frame>
        <draw:frame presentation:style-name="pr1" draw:text-style-name="P2" draw:layer="layout" svg:width="25.199cm" svg:height="3.506cm" svg:x="1.4cm" svg:y="0.837cm" presentation:class="title">
          <draw:text-box>
            <text:p>Use dynamic string in message</text:p>
          </draw:text-box>
        </draw:frame>
        <draw:frame draw:style-name="gr2" draw:text-style-name="P1" draw:layer="layout" svg:width="26.82cm" svg:height="1.674cm" svg:x="0.718cm" svg:y="9.722cm">
          <draw:text-box>
            <text:p/>
            <text:p><text:s text:c="4"/>ui-&gt;label-&gt;setText(QString("Progressing at %1 percentage..").arg(QString::number(value)))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3" presentation:presentation-page-layout-name="AL1T1">
        <office:forms form:automatic-focus="false" form:apply-design-mode="false"/>
        <draw:frame draw:style-name="gr4" draw:text-style-name="P1" draw:layer="layout" svg:width="22.2cm" svg:height="3.271cm" svg:x="1.8cm" svg:y="6.2cm">
          <draw:text-box>
            <text:p><text:span text:style-name="T2">#include &lt;QTextStream&gt;</text:span></text:p>
            <text:p><text:span text:style-name="T3"/></text:p>
            <text:p><text:span text:style-name="T2">QTextStream out(stdout);</text:span></text:p>
            <text:p><text:span text:style-name="T2">foreach(QString a, strings)</text:span></text:p>
            <text:p><text:span text:style-name="T2"><text:s text:c="4"/></text:span><text:span text:style-name="T2">out &lt;&lt; a &lt;&lt; endl;</text:span></text:p>
          </draw:text-box>
        </draw:frame>
        <draw:frame presentation:style-name="pr1" draw:text-style-name="P2" draw:layer="layout" svg:width="25.199cm" svg:height="3.506cm" svg:x="1.4cm" svg:y="0.837cm" presentation:class="title">
          <draw:text-box>
            <text:p>print to console when using Qt?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set color of text and background of a QLabel?</text:p>
          </draw:text-box>
        </draw:frame>
        <draw:frame draw:style-name="gr5" draw:text-style-name="P4" draw:layer="layout" svg:width="15.695cm" svg:height="5.229cm" svg:x="1.6cm" svg:y="6.571cm">
          <draw:text-box>
            <text:p>QPalette test_pallete;</text:p>
            <text:p>test_pallete.setColor(QPalette::Window, Qt::white);</text:p>
            <text:p>test_pallete.setColor(QPalette::WindowText, Qt::blue);</text:p>
            <text:p/>
            <text:p>test_label-&gt;setAutoFillBackground(true);</text:p>
            <text:p>test_label-&gt;setPalette(test_pallete);</text:p>
            <text:p>test_label-&gt;setText("Hello World");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MultiThreading in QT</text:p>
          </draw:text-box>
        </draw:frame>
        <draw:frame draw:style-name="gr5" draw:text-style-name="P4" draw:layer="layout" svg:width="15.695cm" svg:height="5.939cm" svg:x="1.6cm" svg:y="6.571cm">
          <draw:text-box>
            <text:p>1. Derive your thread class from Qthread and override run() method.</text:p>
            <text:p>2. Using thread pool. Derive your class from Qrunnable. Then use threadpool instance and pass your class object to start() method to run your run() method in multithreading. </text:p>
            <text:p>3. Using QtConcurrent() method. </text:p>
            <text:p>4. <text:tab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6E992BBC0008CE08.png" xlink:type="simple" xlink:show="embed" xlink:actuate="onLoad"/>
    <draw:fill-image draw:name="Bitmap_20_6" draw:display-name="Bitmap 6" xlink:href="Pictures/10000000000003FB000002FE37610570A4CDC6F0.png" xlink:type="simple" xlink:show="embed" xlink:actuate="onLoad"/>
    <draw:fill-image draw:name="Bitmap_20_7" draw:display-name="Bitmap 7" xlink:href="Pictures/10000000000003FD000002FEFB8980B66352D1BA.png" xlink:type="simple" xlink:show="embed" xlink:actuate="onLoad"/>
    <draw:fill-image draw:name="background" xlink:href="Pictures/10000000000003FD000002FED30246EFC81A3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5T17:18:04.613000000</meta:creation-date>
    <meta:editing-duration>PT41M24S</meta:editing-duration>
    <meta:editing-cycles>12</meta:editing-cycles>
    <meta:generator>LibreOffice/6.4.0.3$Windows_X86_64 LibreOffice_project/b0a288ab3d2d4774cb44b62f04d5d28733ac6df8</meta:generator>
    <dc:title>Forestbird</dc:title>
    <dc:date>2020-04-25T18:17:24.219000000</dc:date>
    <meta:document-statistic meta:object-count="71"/>
  </office:meta>
</office:document-meta>
</file>